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fac" officeooo:paragraph-rsid="00043fa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3fac" officeooo:paragraph-rsid="00043fa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style="italic" fo:font-weight="bold" officeooo:rsid="0012db7f" officeooo:paragraph-rsid="000613a3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0eb854" officeooo:paragraph-rsid="000613a3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2db7f" officeooo:paragraph-rsid="000613a3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66cc" style:font-name="Liberation Serif" fo:font-size="12pt" fo:letter-spacing="normal" fo:font-style="italic" fo:font-weight="normal" officeooo:rsid="000eb854" officeooo:paragraph-rsid="000613a3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66cc" style:font-name="Liberation Serif" fo:font-size="12pt" fo:letter-spacing="normal" fo:font-style="normal" fo:font-weight="bold" officeooo:rsid="0012db7f" officeooo:paragraph-rsid="000613a3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db7f" officeooo:paragraph-rsid="000613a3" style:font-name-asian="SimSun" style:font-size-asian="12pt" style:font-style-asian="italic" style:font-weight-asian="normal" style:font-name-complex="Arial" style:font-size-complex="12pt" style:font-style-complex="italic" style:font-weight-complex="normal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paragraph-rsid="00043fac"/>
    </style:style>
    <style:style style:name="P10" style:family="paragraph" style:parent-style-name="List_20_Paragraph" style:list-style-name="WWNum6">
      <style:text-properties officeooo:paragraph-rsid="00043fac"/>
    </style:style>
    <style:style style:name="P11" style:family="paragraph" style:parent-style-name="List_20_Paragraph" style:list-style-name="WWNum6">
      <style:text-properties fo:font-weight="bold" officeooo:rsid="00043fac" officeooo:paragraph-rsid="00043fac" style:font-weight-asian="bold" style:font-weight-complex="bold"/>
    </style:style>
    <style:style style:name="P12" style:family="paragraph" style:parent-style-name="Standard_20__28_user_29_">
      <style:paragraph-properties fo:line-height="150%" fo:text-align="justify" style:justify-single-word="false"/>
      <style:text-properties fo:color="#000000" fo:font-style="italic" fo:font-weight="bold" officeooo:rsid="00043fac" officeooo:paragraph-rsid="00043fac" style:font-style-asian="italic" style:font-weight-asian="bold" style:font-style-complex="italic" style:font-weight-complex="bold"/>
    </style:style>
    <style:style style:name="P13" style:family="paragraph" style:parent-style-name="Standard_20__28_user_29_">
      <style:paragraph-properties fo:line-height="150%" fo:text-align="justify" style:justify-single-word="false"/>
      <style:text-properties fo:color="#000000" fo:font-style="italic" fo:font-weight="bold" officeooo:rsid="000613a3" officeooo:paragraph-rsid="000613a3" style:font-style-asian="italic" style:font-weight-asian="bold" style:font-style-complex="italic" style:font-weight-complex="bold"/>
    </style:style>
    <style:style style:name="P14" style:family="paragraph" style:parent-style-name="Standard_20__28_user_29_">
      <style:paragraph-properties fo:line-height="150%" fo:text-align="justify" style:justify-single-word="false"/>
      <style:text-properties fo:color="#000000" officeooo:paragraph-rsid="00043fac"/>
    </style:style>
    <style:style style:name="P15" style:family="paragraph" style:parent-style-name="Standard_20__28_user_29_" style:list-style-name="WWNum7">
      <style:paragraph-properties fo:line-height="150%" fo:text-align="justify" style:justify-single-word="false"/>
      <style:text-properties officeooo:paragraph-rsid="00043fac"/>
    </style:style>
    <style:style style:name="P16" style:family="paragraph" style:parent-style-name="Standard_20__28_user_29_">
      <style:paragraph-properties fo:line-height="150%" fo:text-align="justify" style:justify-single-word="false"/>
      <style:text-properties officeooo:paragraph-rsid="00043fac"/>
    </style:style>
    <style:style style:name="P17" style:family="paragraph" style:parent-style-name="Standard_20__28_user_29_">
      <style:paragraph-properties fo:line-height="150%" fo:text-align="center" style:justify-single-word="false"/>
      <style:text-properties officeooo:paragraph-rsid="00043fac"/>
    </style:style>
    <style:style style:name="P18" style:family="paragraph" style:parent-style-name="Standard_20__28_user_29_">
      <style:paragraph-properties fo:line-height="150%" fo:text-align="justify" style:justify-single-word="false"/>
      <style:text-properties fo:color="#990099" fo:font-weight="bold" officeooo:paragraph-rsid="00043fac" style:font-weight-asian="bold" style:font-weight-complex="bold"/>
    </style:style>
    <style:style style:name="P19" style:family="paragraph" style:parent-style-name="Standard_20__28_user_29_">
      <style:paragraph-properties fo:line-height="150%" fo:text-align="justify" style:justify-single-word="false"/>
      <style:text-properties fo:color="#0066cc" fo:font-style="italic" fo:font-weight="bold" officeooo:paragraph-rsid="00043fac" style:font-style-asian="italic" style:font-weight-asian="bold" style:font-style-complex="italic" style:font-weight-complex="bold"/>
    </style:style>
    <style:style style:name="P20" style:family="paragraph" style:parent-style-name="Standard_20__28_user_29_">
      <style:paragraph-properties fo:line-height="150%" fo:text-align="justify" style:justify-single-word="false"/>
      <style:text-properties fo:color="#007826" fo:font-style="italic" fo:font-weight="bold" officeooo:rsid="000613a3" officeooo:paragraph-rsid="000613a3" style:font-style-asian="italic" style:font-weight-asian="bold" style:font-style-complex="italic" style:font-weight-complex="bold"/>
    </style:style>
    <style:style style:name="P21" style:family="paragraph" style:parent-style-name="Standard_20__28_user_29_">
      <style:paragraph-properties fo:margin-left="0.635cm" fo:margin-right="0cm" fo:line-height="150%" fo:text-align="justify" style:justify-single-word="false" fo:text-indent="0cm" style:auto-text-indent="false"/>
      <style:text-properties officeooo:paragraph-rsid="00043fac"/>
    </style:style>
    <style:style style:name="P22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/>
      <style:text-properties fo:color="#000000" officeooo:paragraph-rsid="00043fac"/>
    </style:style>
    <style:style style:name="T1" style:family="text">
      <style:text-properties officeooo:rsid="00043fac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43fac" style:font-weight-asian="bold" style:font-weight-complex="bold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style:font-style-asian="italic" style:font-style-complex="italic" style:font-weight-complex="bold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9" style:family="text">
      <style:text-properties fo:color="#0066cc" fo:font-weight="bold" style:font-weight-asian="bold" style:font-weight-complex="bold"/>
    </style:style>
    <style:style style:name="T10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66cc" fo:font-style="italic" fo:font-weight="bold" officeooo:rsid="000613a3" style:font-style-asian="italic" style:font-weight-asian="bold" style:font-style-complex="italic" style:font-weight-complex="bold"/>
    </style:style>
    <style:style style:name="T12" style:family="text">
      <style:text-properties fo:color="#990099" fo:font-weight="bold" style:font-weight-asian="bold" style:font-weight-complex="bold"/>
    </style:style>
    <style:style style:name="T13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43fac" style:font-weight-asian="bold" style:font-weight-complex="bold"/>
    </style:style>
    <style:style style:name="T16" style:family="text">
      <style:text-properties fo:font-variant="normal" fo:text-transform="none" fo:color="#990099" fo:letter-spacing="normal" fo:font-style="normal"/>
    </style:style>
    <style:style style:name="T17" style:family="text">
      <style:text-properties fo:font-variant="normal" fo:text-transform="none" fo:color="#990099" fo:letter-spacing="normal" fo:font-style="normal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990099" fo:letter-spacing="normal" fo:font-style="normal" fo:font-weight="bold" officeooo:rsid="000c1e86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990099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990099" fo:letter-spacing="normal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66cc" fo:letter-spacing="normal" fo:font-style="normal"/>
    </style:style>
    <style:style style:name="T22" style:family="text">
      <style:text-properties fo:font-variant="normal" fo:text-transform="none" fo:color="#0066cc" fo:letter-spacing="normal" fo:font-style="normal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0066cc" fo:letter-spacing="normal" fo:font-style="normal" fo:font-weight="bold" officeooo:rsid="0017c9a4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0066cc" fo:letter-spacing="normal" fo:font-style="normal" fo:font-weight="normal" style:font-name-asian="SimSun" style:font-style-asian="italic" style:font-weight-asian="normal" style:font-name-complex="Arial" style:font-style-complex="italic" style:font-weight-complex="normal"/>
    </style:style>
    <style:style style:name="T25" style:family="text">
      <style:text-properties fo:font-variant="normal" fo:text-transform="none" fo:color="#0066cc" fo:letter-spacing="normal" fo:font-style="normal" fo:font-weight="normal" officeooo:rsid="002f440d" style:font-name-asian="SimSun" style:font-style-asian="italic" style:font-weight-asian="normal" style:font-name-complex="Arial" style:font-style-complex="italic" style:font-weight-complex="normal"/>
    </style:style>
    <style:style style:name="T26" style:family="text">
      <style:text-properties fo:font-variant="normal" fo:text-transform="none" fo:color="#0066cc" fo:letter-spacing="normal" fo:font-style="italic" fo:font-weight="normal" style:font-style-asian="italic" style:font-style-complex="italic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0c1e86" style:font-style-asian="italic" style:font-style-complex="italic"/>
    </style:style>
    <style:style style:name="T29" style:family="text">
      <style:text-properties fo:font-variant="normal" fo:text-transform="none" fo:letter-spacing="normal" fo:font-style="normal" fo:font-weight="normal" officeooo:rsid="000c1e86" style:font-style-asian="italic" style:font-weight-asian="bold" style:font-style-complex="italic" style:font-weight-complex="bold"/>
    </style:style>
    <style:style style:name="T30" style:family="text">
      <style:text-properties fo:font-variant="normal" fo:text-transform="none" fo:letter-spacing="normal" fo:font-style="normal" fo:font-weight="normal" style:font-name-asian="SimSun" style:font-style-asian="italic" style:font-weight-asian="normal" style:font-name-complex="Arial" style:font-style-complex="italic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17c9a4" style:font-name-asian="SimSun" style:font-style-asian="italic" style:font-weight-asian="normal" style:font-name-complex="Arial" style:font-style-complex="italic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0c1e86" style:font-name-asian="SimSun" style:font-style-asian="italic" style:font-weight-asian="normal" style:font-name-complex="Arial" style:font-style-complex="italic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c1e86" style:font-name-asian="SimSun" style:font-style-asian="italic" style:font-weight-asian="bold" style:font-name-complex="Arial" style:font-style-complex="italic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0c1e86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letter-spacing="normal" fo:font-style="normal" fo:font-weight="bold" style:font-name-asian="SimSun" style:font-style-asian="italic" style:font-weight-asian="bold" style:font-name-complex="Arial" style:font-style-complex="italic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c1e86" style:font-name-asian="SimSun" style:font-style-asian="italic" style:font-weight-asian="bold" style:font-name-complex="Arial" style:font-style-complex="italic" style:font-weight-complex="bold"/>
    </style:style>
    <style:style style:name="T37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8" style:family="text">
      <style:text-properties fo:font-variant="normal" fo:text-transform="none" style:font-name="Liberation Serif1" fo:letter-spacing="normal" fo:font-style="normal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39" style:family="text">
      <style:text-properties fo:font-variant="normal" fo:text-transform="none" fo:color="#006699" fo:letter-spacing="normal" fo:font-style="normal" fo:font-weight="normal" style:font-name-asian="SimSun" style:font-style-asian="italic" style:font-weight-asian="normal" style:font-name-complex="Ari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couverte du passé simple</text:p>
      <text:p text:style-name="P1"/>
      <text:list xml:id="list6836770411265046994" text:style-name="WWNum6">
        <text:list-item>
          <text:p text:style-name="P10"><text:span text:style-name="T14">Découverte </text:span><text:span text:style-name="T15">de la</text:span><text:span text:style-name="T14"> vidéo</text:span> (dans <text:span text:style-name="T1">la rubrique L</text:span>eçon<text:span text:style-name="T1">s</text:span> <text:span text:style-name="T1">puis</text:span> <text:span text:style-name="T1">G</text:span>rammaire <text:span text:style-name="T1">ou en cliquant sur le lien ci-dessous)</text:span></text:p>
        </text:list-item>
      </text:list>
      <text:p text:style-name="P9"><text:a xlink:type="simple" xlink:href="https://www.youtube.com/watch?v=MoAXU5uhJtg&amp;feature=youtu.be" text:style-name="Internet_20_link" text:visited-style-name="Visited_20_Internet_20_Link">https://www.youtube.com/watch?v=MoAXU5uhJtg&amp;feature=youtu.be</text:a></text:p>
      <text:list xml:id="list2258475355510" text:continue-numbering="true" text:style-name="WWNum6">
        <text:list-header>
          <text:p text:style-name="P10"/>
          <text:p text:style-name="P10"/>
        </text:list-header>
        <text:list-item>
          <text:p text:style-name="P11">Maintenant, relis le texte de l’histoire de la vidéo puis réponds aux questions.</text:p>
        </text:list-item>
      </text:list>
      <text:p text:style-name="P21"><text:span text:style-name="T2"/></text:p>
      <text:p text:style-name="P21"><text:span text:style-name="T2">Soudain, un vent terrible </text:span><text:span text:style-name="T3">se leva</text:span><text:span text:style-name="T2"> et un monstre effrayant </text:span><text:span text:style-name="T3">sortit</text:span><text:span text:style-name="T2"> de l'océan déchaîné. Le cosmonaute Jules </text:span><text:span text:style-name="T3">courut</text:span><text:span text:style-name="T2"> pour se cacher. L'immonde bête </text:span><text:span text:style-name="T3">avala</text:span><text:span text:style-name="T2"> tout cru le pauvre Jules. Vite, Alice </text:span><text:span text:style-name="T3">attrapa</text:span><text:span text:style-name="T2"> son pistolet laser... La cosmonaute </text:span><text:span text:style-name="T3">bondit</text:span><text:span text:style-name="T2"> et </text:span><text:span text:style-name="T3">brandit</text:span><text:span text:style-name="T2"> son pistolet en direction de la terrible bête. Le cruel animal </text:span><text:span text:style-name="T3">partit</text:span><text:span text:style-name="T2"> en courant. Quand elle </text:span><text:span text:style-name="T3">vit</text:span><text:span text:style-name="T2"> déguerpir le monstre, Alice </text:span><text:span text:style-name="T3">prit</text:span><text:span text:style-name="T2"> son courage à deux pattes et le </text:span><text:span text:style-name="T3">poursuivit</text:span><text:span text:style-name="T2">. Brusquement, le monstre </text:span><text:span text:style-name="T3">revint</text:span><text:span text:style-name="T2"> vers la pauvre Alice. Le cruel animal </text:span><text:span text:style-name="T3">partit</text:span><text:span text:style-name="T2"> en courant. Quand elle </text:span><text:span text:style-name="T3">vit</text:span><text:span text:style-name="T2"> déguerpir le monstre, Alice </text:span><text:span text:style-name="T3">prit</text:span><text:span text:style-name="T2"> son courage à deux pattes et le </text:span><text:span text:style-name="T3">poursuivit</text:span><text:span text:style-name="T2">. Brusquement, le monstre </text:span><text:span text:style-name="T3">revint</text:span><text:span text:style-name="T2"> vers la pauvre Alice. Le monstre </text:span><text:span text:style-name="T3">se mit</text:span><text:span text:style-name="T2"> à pleurer. il </text:span><text:span text:style-name="T9">voulait</text:span><text:span text:style-name="T2"> juste des amis. Alice lui </text:span><text:span text:style-name="T3">promit</text:span><text:span text:style-name="T2"> de jouer avec lui s'il </text:span><text:span text:style-name="T9">recrachait</text:span><text:span text:style-name="T2"> Jules. <text:s/>Et le gentil monstre le </text:span><text:span text:style-name="T3">fit</text:span><text:span text:style-name="T2"> aussitôt.</text:span></text:p>
      <text:p text:style-name="P14"/>
      <text:p text:style-name="P16"><text:span text:style-name="T3">Le texte est écrit au passé. Deux temps du passé sont présents : le passé simple et l’imparfait. Dans un texte, le passé simple fait avancer l’action alors que l’imparfait décrit l’arrière-plan.</text:span></text:p>
      <text:p text:style-name="P16"><text:span text:style-name="T3"/></text:p>
      <text:p text:style-name="P16"><text:span text:style-name="T3">Répond aux questions (tu peux juste les numéroter </text:span><text:span text:style-name="T4">pour répondre</text:span><text:span text:style-name="T3">)</text:span></text:p>
      <text:p text:style-name="P18"/>
      <text:list xml:id="list7569390166019002328" text:style-name="WWNum7">
        <text:list-item>
          <text:p text:style-name="P15"><text:span text:style-name="T12">A quelle personne est-il écrit le texte ?</text:span><text:span text:style-name="T2"> </text:span></text:p>
        </text:list-item>
      </text:list>
      <text:p text:style-name="P22"/>
      <text:list xml:id="list2258148439758" text:continue-numbering="true" text:style-name="WWNum7">
        <text:list-item>
          <text:p text:style-name="P15"><text:span text:style-name="T12">Lis les phrases suivantes et indique l’infinitif des verbes en gras</text:span><text:span text:style-name="T5">:</text:span></text:p>
        </text:list-item>
      </text:list>
      <text:p text:style-name="P16"><text:span text:style-name="T5">un vent terrible </text:span><text:span text:style-name="T7">se leva </text:span><text:span text:style-name="T8">→</text:span><text:span text:style-name="T5"> ………………. </text:span></text:p>
      <text:p text:style-name="P16"><text:span text:style-name="T6">L'immonde bête</text:span><text:span text:style-name="T7"> avala </text:span><text:span text:style-name="T8">→</text:span><text:span text:style-name="T5"> ………………. </text:span></text:p>
      <text:p text:style-name="P16"><text:span text:style-name="T6">Alice </text:span><text:span text:style-name="T7">attrapa <text:s/></text:span><text:span text:style-name="T8">→</text:span><text:span text:style-name="T5"> ………………. </text:span></text:p>
      <text:list xml:id="list2257681924524" text:continue-numbering="true" text:style-name="WWNum7">
        <text:list-header>
          <text:p text:style-name="P15"><text:span text:style-name="T13"/></text:p>
        </text:list-header>
        <text:list-item>
          <text:p text:style-name="P15"><text:span text:style-name="T13">Dans ces phrases, à quel groupe appartiennent les verbes conjugués ?</text:span><text:span text:style-name="T10"> </text:span></text:p>
          <text:p text:style-name="P15"><text:span text:style-name="T10"/></text:p>
        </text:list-item>
        <text:list-item>
          <text:p text:style-name="P15"><text:span text:style-name="T13">Pour il et elle, quelle est la terminaison au passé simple ?</text:span><text:span text:style-name="T10"> </text:span></text:p>
          <text:p text:style-name="P15"/>
        </text:list-item>
      </text:list>
      <text:p text:style-name="P17"><text:span text:style-name="T10">***</text:span></text:p>
      <text:p text:style-name="P17"><text:span text:style-name="T10"/></text:p>
      <text:list xml:id="list2257731956471" text:continue-numbering="true" text:style-name="WWNum7">
        <text:list-item>
          <text:p text:style-name="P15"><text:soft-page-break/><text:span text:style-name="T12">Lis la phrase suivante et indique l’infinitif des verbes en gras</text:span><text:span text:style-name="T5">:</text:span></text:p>
        </text:list-item>
      </text:list>
      <text:p text:style-name="P16"><text:span text:style-name="T6"/></text:p>
      <text:p text:style-name="P16"><text:span text:style-name="T6">La cosmonaute</text:span><text:span text:style-name="T7"> bondit </text:span><text:span text:style-name="T6">et </text:span><text:span text:style-name="T7">brandit </text:span><text:span text:style-name="T6">son pistolet</text:span><text:span text:style-name="T7"> </text:span><text:span text:style-name="T8">→</text:span><text:span text:style-name="T5"> ………………. </text:span></text:p>
      <text:p text:style-name="P16"><text:span text:style-name="T5"/></text:p>
      <text:list xml:id="list2258664884505" text:continue-numbering="true" text:style-name="WWNum7">
        <text:list-item>
          <text:p text:style-name="P15"><text:span text:style-name="T13">A quel groupe appartiennent les verbes conjugués ?</text:span><text:span text:style-name="T10"> </text:span></text:p>
          <text:p text:style-name="P15"><text:span text:style-name="T10"/></text:p>
        </text:list-item>
        <text:list-item>
          <text:p text:style-name="P15"><text:span text:style-name="T13">Pour il et elle, quelle est la terminaison au passé simple ?</text:span><text:span text:style-name="T10"> </text:span></text:p>
        </text:list-item>
      </text:list>
      <text:p text:style-name="P17"><text:span text:style-name="T10">***</text:span></text:p>
      <text:p text:style-name="P17"/>
      <text:list xml:id="list2259374178210" text:continue-numbering="true" text:style-name="WWNum7">
        <text:list-item>
          <text:p text:style-name="P15"><text:span text:style-name="T12">Lis les phrases suivantes et indique l’infinitif des verbes en gras</text:span><text:span text:style-name="T5">:</text:span></text:p>
        </text:list-item>
      </text:list>
      <text:p text:style-name="P16"><text:span text:style-name="T6"/></text:p>
      <text:p text:style-name="P16"><text:span text:style-name="T6">Le cruel animal</text:span><text:span text:style-name="T7"> partit </text:span><text:span text:style-name="T8">→</text:span><text:span text:style-name="T5"> ………………. </text:span></text:p>
      <text:p text:style-name="P16"><text:span text:style-name="T6">Alice</text:span><text:span text:style-name="T7"> prit <text:s/></text:span><text:span text:style-name="T8">→</text:span><text:span text:style-name="T5"> ………………. </text:span></text:p>
      <text:p text:style-name="P16"><text:span text:style-name="T5">Le gentil monstre le </text:span><text:span text:style-name="T7">fit</text:span><text:span text:style-name="T5"> </text:span><text:span text:style-name="T7"><text:s/></text:span><text:span text:style-name="T8">→</text:span><text:span text:style-name="T5"> ………………. </text:span></text:p>
      <text:p text:style-name="P16"><text:span text:style-name="T5">Jules </text:span><text:span text:style-name="T7">courut </text:span><text:span text:style-name="T8">→</text:span><text:span text:style-name="T5"> ………………. </text:span></text:p>
      <text:p text:style-name="P16"><text:span text:style-name="T5">Le monstre </text:span><text:span text:style-name="T7">revint </text:span><text:span text:style-name="T8">→</text:span><text:span text:style-name="T5"> ………………. </text:span></text:p>
      <text:p text:style-name="P16"><text:span text:style-name="T5"/></text:p>
      <text:list xml:id="list2258251472083" text:continue-numbering="true" text:style-name="WWNum7">
        <text:list-item>
          <text:p text:style-name="P15"><text:span text:style-name="T13">A quel groupe appartiennent les verbes conjugués ?</text:span><text:span text:style-name="T10"> </text:span></text:p>
          <text:p text:style-name="P15"><text:span text:style-name="T10"/></text:p>
        </text:list-item>
        <text:list-item>
          <text:p text:style-name="P15"><text:span text:style-name="T2"><text:s/></text:span><text:span text:style-name="T13">Pour il et elle, quelle est la terminaison au passé simple ?</text:span><text:span text:style-name="T10"> </text:span></text:p>
          <text:p text:style-name="P15"><text:span text:style-name="T10"/></text:p>
        </text:list-item>
      </text:list>
      <text:p text:style-name="P16"><text:span text:style-name="T10">Lorsque tu as terminé, regarde la correction « Correction conjugaison passé simple » </text:span><text:span text:style-name="T11">ou la correction proposée à la page 3</text:span><text:span text:style-name="T10"> et corrige-toi.</text:span></text:p>
      <text:p text:style-name="P19"/>
      <text:p text:style-name="P16"><text:span text:style-name="T10">Puis, au brouillon essaie d’écrire le « je retiens » du jour. Lorsque tu auras terminé, va dans la rubrique leçon -&gt; conjugaison pour comparer avec la leçon que je te propose (et compléter si besoin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CORRECTION</text:p>
      <text:p text:style-name="P13"/>
      <text:p text:style-name="P4"><text:span text:style-name="T19">A quelle personne est-il écrit le texte ?</text:span><text:span text:style-name="T27"> </text:span><text:span text:style-name="T26">À la troisième personne du singulier</text:span></text:p>
      <text:p text:style-name="P6"/>
      <text:p text:style-name="P5"><text:span text:style-name="T20">Lis les phrases suivantes et indique l’infinitif des verbes en gras</text:span><text:span text:style-name="T37">: </text:span></text:p>
      <text:p text:style-name="P5"><text:span text:style-name="T28">un vent terrible </text:span><text:span text:style-name="T34">se leva </text:span><text:span text:style-name="T38">→</text:span><text:span text:style-name="T30"> </text:span><text:span text:style-name="T39">se lever</text:span></text:p>
      <text:p text:style-name="P5"><text:span text:style-name="T29">L'immonde bête </text:span><text:span text:style-name="T34">avala </text:span><text:span text:style-name="T38">→</text:span><text:span text:style-name="T30"> </text:span><text:span text:style-name="T39">avaler</text:span></text:p>
      <text:p text:style-name="P5"><text:span text:style-name="T29">Alice </text:span><text:span text:style-name="T34">attrapa</text:span><text:span text:style-name="T29"> <text:s/></text:span><text:span text:style-name="T38">→</text:span><text:span text:style-name="T30"> </text:span><text:span text:style-name="T39">attraper</text:span></text:p>
      <text:p text:style-name="P5"><text:span text:style-name="T18">A </text:span><text:span text:style-name="T17">quel groupe appartiennent les verbes conjugués ?</text:span><text:span text:style-name="T22"> Au premier</text:span></text:p>
      <text:p text:style-name="P5"><text:span text:style-name="T17">Pour il et elle, quelle est la terminaison au passé simple ?</text:span><text:span text:style-name="T22"> (-a)</text:span></text:p>
      <text:p text:style-name="P7"/>
      <text:p text:style-name="P5"><text:span text:style-name="T20">Lis les phrases suivantes et indique l’infinitif des verbes en gras</text:span><text:span text:style-name="T37">: </text:span></text:p>
      <text:p text:style-name="P5"><text:span text:style-name="T29">La cosmonaute </text:span><text:span text:style-name="T34">bondit</text:span><text:span text:style-name="T29"> et </text:span><text:span text:style-name="T34">brandit</text:span><text:span text:style-name="T29"> son pistolet</text:span><text:span text:style-name="T34"> </text:span><text:span text:style-name="T38">→</text:span><text:span text:style-name="T30"> ………………. (</text:span><text:span text:style-name="T31">bondir et brandir</text:span><text:span text:style-name="T30">)</text:span></text:p>
      <text:p text:style-name="P8"/>
      <text:p text:style-name="P5"><text:span text:style-name="T18">A </text:span><text:span text:style-name="T17">quel groupe appartiennent les verbes conjugués ?</text:span><text:span text:style-name="T22"> Au </text:span><text:span text:style-name="T23">deuxième</text:span></text:p>
      <text:p text:style-name="P5"><text:span text:style-name="T17">Pour il et elle, quelle est la terminaison au passé simple ?</text:span><text:span text:style-name="T22"> (-</text:span><text:span text:style-name="T23">it</text:span><text:span text:style-name="T22">)</text:span></text:p>
      <text:p text:style-name="P7"/>
      <text:p text:style-name="P5"><text:span text:style-name="T20">Lis les phrases suivantes et indique l’infinitif des verbes en gras</text:span><text:span text:style-name="T37">: </text:span></text:p>
      <text:p text:style-name="P5"><text:span text:style-name="T29">Le cruel animal </text:span><text:span text:style-name="T34">partit </text:span><text:span text:style-name="T38">→</text:span><text:span text:style-name="T30"> </text:span><text:span text:style-name="T24">partir</text:span></text:p>
      <text:p text:style-name="P5"><text:span text:style-name="T29">Alice </text:span><text:span text:style-name="T34">prit</text:span><text:span text:style-name="T29"> <text:s/></text:span><text:span text:style-name="T38">→</text:span><text:span text:style-name="T30"> </text:span><text:span text:style-name="T24">prendre</text:span></text:p>
      <text:p text:style-name="P5"><text:span text:style-name="T30">le gentil monstre le </text:span><text:span text:style-name="T35">fit</text:span><text:span text:style-name="T30"> </text:span><text:span text:style-name="T33"><text:s/></text:span><text:span text:style-name="T38">→</text:span><text:span text:style-name="T30"> </text:span><text:span text:style-name="T24">faire</text:span></text:p>
      <text:p text:style-name="P5"><text:span text:style-name="T32">Jules </text:span><text:span text:style-name="T36">courut </text:span><text:span text:style-name="T38">→</text:span><text:span text:style-name="T30"> </text:span><text:span text:style-name="T25">c</text:span><text:span text:style-name="T24">ourir</text:span></text:p>
      <text:p text:style-name="P5"><text:span text:style-name="T30">le monstre </text:span><text:span text:style-name="T35">revint </text:span><text:span text:style-name="T38">→</text:span><text:span text:style-name="T30"> </text:span><text:span text:style-name="T25">revenir</text:span></text:p>
      <text:p text:style-name="P5"><text:span text:style-name="T18">A </text:span><text:span text:style-name="T17">quel groupe appartiennent les verbes conjugués ?</text:span><text:span text:style-name="T22"> Au troisième</text:span></text:p>
      <text:p text:style-name="P3"><text:span text:style-name="T16">Pour il et elle, quelle est la terminaison au passé simple ?</text:span><text:span text:style-name="T21"> (-it sauf pour le verbe courir où la terminaison est -u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" style:display-name="ListLabel 8" style:family="text">
      <style:text-properties fo:color="#990099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8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0:01:23.749000000</meta:creation-date>
    <dc:date>2020-04-27T00:22:57.191000000</dc:date>
    <meta:editing-duration>PT4M21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50" meta:word-count="623" meta:character-count="3615" meta:non-whitespace-character-count="3027"/>
  </office:meta>
</office:document-meta>
</file>